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officeooo:rsid="00139cc1" officeooo:paragraph-rsid="00139cc1"/>
    </style:style>
    <style:style style:name="P2" style:family="paragraph" style:parent-style-name="Standard">
      <style:text-properties style:font-name="Chandas" officeooo:paragraph-rsid="00151784"/>
    </style:style>
    <style:style style:name="P3" style:family="paragraph" style:parent-style-name="Standard">
      <style:text-properties style:use-window-font-color="true" style:font-name="Chandas" officeooo:rsid="00151784" officeooo:paragraph-rsid="00151784"/>
    </style:style>
    <style:style style:name="P4" style:family="paragraph" style:parent-style-name="Standard">
      <style:text-properties style:use-window-font-color="true" style:font-name="Chandas" officeooo:rsid="0015f6a3" officeooo:paragraph-rsid="0015f6a3"/>
    </style:style>
    <style:style style:name="T1" style:family="text">
      <style:text-properties officeooo:rsid="00145187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normal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45187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151784" style:font-size-asian="12pt" style:font-size-complex="12pt"/>
    </style:style>
    <style:style style:name="T5" style:family="text">
      <style:text-properties fo:font-variant="normal" fo:text-transform="none" fo:color="#dc143c" fo:font-size="12pt" fo:letter-spacing="normal" fo:font-style="normal" fo:font-weight="normal" officeooo:rsid="00151784" style:font-size-asian="12pt" style:font-size-complex="12pt"/>
    </style:style>
    <style:style style:name="T6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font-size="12pt" fo:letter-spacing="normal" fo:font-style="normal" fo:font-weight="normal" officeooo:rsid="0015f6a3" style:font-size-asian="12pt" style:font-size-complex="12pt"/>
    </style:style>
    <style:style style:name="T8" style:family="text">
      <style:text-properties fo:font-variant="normal" fo:text-transform="none" fo:font-size="12pt" fo:letter-spacing="normal" fo:font-style="normal" fo:font-weight="normal" officeooo:rsid="0017a79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go to a folder and open terminal</text:p>
      <text:p text:style-name="P1">2. pip3 install virtualenv #optional</text:p>
      <text:p text:style-name="P1">3. virtualenv venv –python=python3 #now the venv folder created </text:p>
      <text:p text:style-name="P1">4. source venv/bin/activate #now you are in virtual environment</text:p>
      <text:p text:style-name="P1">5. pip install Django</text:p>
      <text:p text:style-name="P1">6. pip install djangorestframework</text:p>
      <text:p text:style-name="P1">7. pip freeze # to know every program you installed to venv</text:p>
      <text:p text:style-name="P1">8. django-admin startproject myProject(enter your project name)</text:p>
      <text:p text:style-name="P1">9. <text:span text:style-name="T1">you can copy every thing inside the myProject out of folder to easy work on it</text:span></text:p>
      <text:p text:style-name="P2"><text:span text:style-name="T1">10. </text:span><text:span text:style-name="T2">sudo fuser -k 8000/tcp </text:span><text:span text:style-name="T3">you can </text:span><text:span text:style-name="T4">use this command when you receive error like </text:span><text:span text:style-name="T5">django-server-error-port-is-already-in-use</text:span></text:p>
      <text:p text:style-name="P3"><text:span text:style-name="T6">11. python manage.py migrate #first go to pycharm command line and type this one</text:span></text:p>
      <text:p text:style-name="P3"><text:span text:style-name="T6">12. python manage.py runserver</text:span></text:p>
      <text:p text:style-name="P3"><text:span text:style-name="T6">13. python manage.py createsuperuser</text:span></text:p>
      <text:p text:style-name="P3"><text:span text:style-name="T6">14. python manage.py startapp tasks</text:span><text:span text:style-name="T7">(your app name)</text:span></text:p>
      <text:p text:style-name="P4"><text:span text:style-name="T6">15. </text:span><text:span text:style-name="T8">create view.py apps.py models.py and forms.py serializers.py</text:span></text:p>
      <text:p text:style-name="P4"><text:span text:style-name="T8"/></text:p>
      <text:p text:style-name="P3"><text:span text:style-name="T6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9:09:40.040071479</meta:creation-date>
    <dc:date>2020-02-29T20:01:38.686571221</dc:date>
    <meta:editing-duration>PT57S</meta:editing-duration>
    <meta:editing-cycles>1</meta:editing-cycles>
    <meta:document-statistic meta:table-count="0" meta:image-count="0" meta:object-count="0" meta:page-count="1" meta:paragraph-count="15" meta:word-count="128" meta:character-count="838" meta:non-whitespace-character-count="724"/>
    <meta:generator>LibreOffice/6.0.7.3$Linux_X86_64 LibreOffice_project/00m0$Build-3</meta:generator>
  </office:meta>
</office:document-meta>
</file>